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ce1"/>
        <table:table-row table:style-name="ro1">
          <table:table-cell office:value-type="string" calcext:value-type="string">
            <text:p>Athlet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Tilt</text:p>
          </table:table-cell>
          <table:table-cell office:value-type="string" calcext:value-type="string">
            <text:p>Twist</text:p>
          </table:table-cell>
        </table:table-row>
        <table:table-row table:style-name="ro1">
          <table:table-cell office:value-type="string" calcext:value-type="string">
            <text:p>WeEm</text:p>
          </table:table-cell>
          <table:table-cell office:value-type="string" calcext:value-type="string">
            <text:p>starts with arms up, arms stay up</text:p>
          </table:table-cell>
          <table:table-cell office:value-type="float" office:value="-0.999999999999998" calcext:value-type="float">
            <text:p>-0,999999999999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m</text:p>
          </table:table-cell>
          <table:table-cell office:value-type="string" calcext:value-type="string">
            <text:p>starts with arms up, arms go down</text:p>
          </table:table-cell>
          <table:table-cell office:value-type="float" office:value="-1.26550311035756" calcext:value-type="float">
            <text:p>-1,26550311035756</text:p>
          </table:table-cell>
          <table:table-cell office:value-type="float" office:value="-2.92243624610016E-022" calcext:value-type="float">
            <text:p>-2,92243624610016E-22</text:p>
          </table:table-cell>
          <table:table-cell office:value-type="float" office:value="3.70209514023777E-018" calcext:value-type="float">
            <text:p>3,70209514023777E-18</text:p>
          </table:table-cell>
        </table:table-row>
        <table:table-row table:style-name="ro1">
          <table:table-cell office:value-type="string" calcext:value-type="string">
            <text:p>WeEm</text:p>
          </table:table-cell>
          <table:table-cell office:value-type="string" calcext:value-type="string">
            <text:p>starts with arms up, left arm goes down</text:p>
          </table:table-cell>
          <table:table-cell office:value-type="float" office:value="-1.08436260838574" calcext:value-type="float">
            <text:p>-1,08436260838574</text:p>
          </table:table-cell>
          <table:table-cell office:value-type="float" office:value="-0.017988815459802" calcext:value-type="float">
            <text:p>-0,017988815459802</text:p>
          </table:table-cell>
          <table:table-cell office:value-type="float" office:value="1.85763815767703" calcext:value-type="float">
            <text:p>1,85763815767703</text:p>
          </table:table-cell>
        </table:table-row>
        <table:table-row table:style-name="ro1">
          <table:table-cell office:value-type="string" calcext:value-type="string">
            <text:p>WeEm</text:p>
          </table:table-cell>
          <table:table-cell office:value-type="string" calcext:value-type="string">
            <text:p>starts with arms up, right arm goes down</text:p>
          </table:table-cell>
          <table:table-cell office:value-type="float" office:value="-1.08436260838574" calcext:value-type="float">
            <text:p>-1,08436260838574</text:p>
          </table:table-cell>
          <table:table-cell office:value-type="float" office:value="0.017988815459802" calcext:value-type="float">
            <text:p>0,017988815459802</text:p>
          </table:table-cell>
          <table:table-cell office:value-type="float" office:value="-1.85763815767703" calcext:value-type="float">
            <text:p>-1,85763815767703</text:p>
          </table:table-cell>
        </table:table-row>
        <table:table-row table:style-name="ro1">
          <table:table-cell office:value-type="string" calcext:value-type="string">
            <text:p>WeEm</text:p>
          </table:table-cell>
          <table:table-cell office:value-type="string" calcext:value-type="string">
            <text:p>starts with right arm up and left arm down, right goes down</text:p>
          </table:table-cell>
          <table:table-cell office:value-type="float" office:value="-1.11122638101666" calcext:value-type="float">
            <text:p>-1,11122638101666</text:p>
          </table:table-cell>
          <table:table-cell office:value-type="float" office:value="0.0196176458277662" calcext:value-type="float">
            <text:p>0,019617645827766</text:p>
          </table:table-cell>
          <table:table-cell office:value-type="float" office:value="-1.64787943183841" calcext:value-type="float">
            <text:p>-1,64787943183841</text:p>
          </table:table-cell>
        </table:table-row>
        <table:table-row table:style-name="ro1">
          <table:table-cell office:value-type="string" calcext:value-type="string">
            <text:p>WeEm</text:p>
          </table:table-cell>
          <table:table-cell office:value-type="string" calcext:value-type="string">
            <text:p>starts with left arm up, right arm down, left arm goes down</text:p>
          </table:table-cell>
          <table:table-cell office:value-type="float" office:value="-1.11122638101666" calcext:value-type="float">
            <text:p>-1,11122638101666</text:p>
          </table:table-cell>
          <table:table-cell office:value-type="float" office:value="-0.0196176458277661" calcext:value-type="float">
            <text:p>-0,019617645827766</text:p>
          </table:table-cell>
          <table:table-cell office:value-type="float" office:value="1.64787943183841" calcext:value-type="float">
            <text:p>1,64787943183841</text:p>
          </table:table-cell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starts with arms up, arms stay up</text:p>
          </table:table-cell>
          <table:table-cell office:value-type="float" office:value="-0.999999999999998" calcext:value-type="float">
            <text:p>-0,999999999999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starts with arms up, arms go down</text:p>
          </table:table-cell>
          <table:table-cell office:value-type="float" office:value="-1.21692115826538" calcext:value-type="float">
            <text:p>-1,21692115826538</text:p>
          </table:table-cell>
          <table:table-cell office:value-type="float" office:value="6.46239573890662E-021" calcext:value-type="float">
            <text:p>6,46239573890662E-21</text:p>
          </table:table-cell>
          <table:table-cell office:value-type="float" office:value="-4.49813068503822E-018" calcext:value-type="float">
            <text:p>-4,49813068503822E-18</text:p>
          </table:table-cell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starts with arms up, left arm goes down</text:p>
          </table:table-cell>
          <table:table-cell office:value-type="float" office:value="-1.06929791923055" calcext:value-type="float">
            <text:p>-1,06929791923055</text:p>
          </table:table-cell>
          <table:table-cell office:value-type="float" office:value="-0.0230965991633259" calcext:value-type="float">
            <text:p>-0,023096599163326</text:p>
          </table:table-cell>
          <table:table-cell office:value-type="float" office:value="1.38548352100041" calcext:value-type="float">
            <text:p>1,38548352100041</text:p>
          </table:table-cell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starts with arms up, right arm goes down</text:p>
          </table:table-cell>
          <table:table-cell office:value-type="float" office:value="-1.06929791923055" calcext:value-type="float">
            <text:p>-1,06929791923055</text:p>
          </table:table-cell>
          <table:table-cell office:value-type="float" office:value="0.023096599163326" calcext:value-type="float">
            <text:p>0,023096599163326</text:p>
          </table:table-cell>
          <table:table-cell office:value-type="float" office:value="-1.38548352100041" calcext:value-type="float">
            <text:p>-1,38548352100041</text:p>
          </table:table-cell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starts with right arm up and left arm down, right goes down</text:p>
          </table:table-cell>
          <table:table-cell office:value-type="float" office:value="-1.08160852425054" calcext:value-type="float">
            <text:p>-1,08160852425054</text:p>
          </table:table-cell>
          <table:table-cell office:value-type="float" office:value="0.0185517676313245" calcext:value-type="float">
            <text:p>0,018551767631325</text:p>
          </table:table-cell>
          <table:table-cell office:value-type="float" office:value="-1.24245941119059" calcext:value-type="float">
            <text:p>-1,24245941119059</text:p>
          </table:table-cell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starts with left arm up, right arm down, left arm goes down</text:p>
          </table:table-cell>
          <table:table-cell office:value-type="float" office:value="-1.08160852425054" calcext:value-type="float">
            <text:p>-1,08160852425054</text:p>
          </table:table-cell>
          <table:table-cell office:value-type="float" office:value="-0.0185517676313245" calcext:value-type="float">
            <text:p>-0,018551767631325</text:p>
          </table:table-cell>
          <table:table-cell office:value-type="float" office:value="1.24245941119059" calcext:value-type="float">
            <text:p>1,24245941119059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starts with arms up, arms stay up</text:p>
          </table:table-cell>
          <table:table-cell office:value-type="float" office:value="-0.999999999999998" calcext:value-type="float">
            <text:p>-0,999999999999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starts with arms up, arms go down</text:p>
          </table:table-cell>
          <table:table-cell office:value-type="float" office:value="-1.26550311035756" calcext:value-type="float">
            <text:p>-1,26550311035756</text:p>
          </table:table-cell>
          <table:table-cell office:value-type="float" office:value="-2.92243624610016E-022" calcext:value-type="float">
            <text:p>-2,92243624610016E-22</text:p>
          </table:table-cell>
          <table:table-cell office:value-type="float" office:value="3.70209514023777E-018" calcext:value-type="float">
            <text:p>3,70209514023777E-18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starts with arms up, left arm goes down</text:p>
          </table:table-cell>
          <table:table-cell office:value-type="float" office:value="-1.08436260838574" calcext:value-type="float">
            <text:p>-1,08436260838574</text:p>
          </table:table-cell>
          <table:table-cell office:value-type="float" office:value="-0.017988815459802" calcext:value-type="float">
            <text:p>-0,017988815459802</text:p>
          </table:table-cell>
          <table:table-cell office:value-type="float" office:value="1.85763815767703" calcext:value-type="float">
            <text:p>1,85763815767703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starts with arms up, right arm goes down</text:p>
          </table:table-cell>
          <table:table-cell office:value-type="float" office:value="-1.08436260838574" calcext:value-type="float">
            <text:p>-1,08436260838574</text:p>
          </table:table-cell>
          <table:table-cell office:value-type="float" office:value="0.017988815459802" calcext:value-type="float">
            <text:p>0,017988815459802</text:p>
          </table:table-cell>
          <table:table-cell office:value-type="float" office:value="-1.85763815767703" calcext:value-type="float">
            <text:p>-1,85763815767703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starts with right arm up and left arm down, right goes down</text:p>
          </table:table-cell>
          <table:table-cell office:value-type="float" office:value="-1.11122638101666" calcext:value-type="float">
            <text:p>-1,11122638101666</text:p>
          </table:table-cell>
          <table:table-cell office:value-type="float" office:value="0.0196176458277662" calcext:value-type="float">
            <text:p>0,019617645827766</text:p>
          </table:table-cell>
          <table:table-cell office:value-type="float" office:value="-1.64787943183841" calcext:value-type="float">
            <text:p>-1,64787943183841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starts with left arm up, right arm down, left arm goes down</text:p>
          </table:table-cell>
          <table:table-cell office:value-type="float" office:value="-1.11122638101666" calcext:value-type="float">
            <text:p>-1,11122638101666</text:p>
          </table:table-cell>
          <table:table-cell office:value-type="float" office:value="-0.0196176458277661" calcext:value-type="float">
            <text:p>-0,019617645827766</text:p>
          </table:table-cell>
          <table:table-cell office:value-type="float" office:value="1.64787943183841" calcext:value-type="float">
            <text:p>1,64787943183841</text:p>
          </table:table-cell>
        </table:table-row>
        <table:table-row table:style-name="ro1">
          <table:table-cell office:value-type="string" calcext:value-type="string">
            <text:p>OlGa</text:p>
          </table:table-cell>
          <table:table-cell office:value-type="string" calcext:value-type="string">
            <text:p>starts with arms up, arms stay up</text:p>
          </table:table-cell>
          <table:table-cell office:value-type="float" office:value="-0.999999999999998" calcext:value-type="float">
            <text:p>-0,999999999999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Ga</text:p>
          </table:table-cell>
          <table:table-cell office:value-type="string" calcext:value-type="string">
            <text:p>starts with arms up, arms go down</text:p>
          </table:table-cell>
          <table:table-cell office:value-type="float" office:value="-1.26550311035756" calcext:value-type="float">
            <text:p>-1,26550311035756</text:p>
          </table:table-cell>
          <table:table-cell office:value-type="float" office:value="-2.92243624610016E-022" calcext:value-type="float">
            <text:p>-2,92243624610016E-22</text:p>
          </table:table-cell>
          <table:table-cell office:value-type="float" office:value="3.70209514023777E-018" calcext:value-type="float">
            <text:p>3,70209514023777E-18</text:p>
          </table:table-cell>
        </table:table-row>
        <table:table-row table:style-name="ro1">
          <table:table-cell office:value-type="string" calcext:value-type="string">
            <text:p>OlGa</text:p>
          </table:table-cell>
          <table:table-cell office:value-type="string" calcext:value-type="string">
            <text:p>starts with arms up, left arm goes down</text:p>
          </table:table-cell>
          <table:table-cell office:value-type="float" office:value="-1.08436260838574" calcext:value-type="float">
            <text:p>-1,08436260838574</text:p>
          </table:table-cell>
          <table:table-cell office:value-type="float" office:value="-0.017988815459802" calcext:value-type="float">
            <text:p>-0,017988815459802</text:p>
          </table:table-cell>
          <table:table-cell office:value-type="float" office:value="1.85763815767703" calcext:value-type="float">
            <text:p>1,85763815767703</text:p>
          </table:table-cell>
        </table:table-row>
        <table:table-row table:style-name="ro1">
          <table:table-cell office:value-type="string" calcext:value-type="string">
            <text:p>OlGa</text:p>
          </table:table-cell>
          <table:table-cell office:value-type="string" calcext:value-type="string">
            <text:p>starts with arms up, right arm goes down</text:p>
          </table:table-cell>
          <table:table-cell office:value-type="float" office:value="-1.08436260838574" calcext:value-type="float">
            <text:p>-1,08436260838574</text:p>
          </table:table-cell>
          <table:table-cell office:value-type="float" office:value="0.017988815459802" calcext:value-type="float">
            <text:p>0,017988815459802</text:p>
          </table:table-cell>
          <table:table-cell office:value-type="float" office:value="-1.85763815767703" calcext:value-type="float">
            <text:p>-1,85763815767703</text:p>
          </table:table-cell>
        </table:table-row>
        <table:table-row table:style-name="ro1">
          <table:table-cell office:value-type="string" calcext:value-type="string">
            <text:p>OlGa</text:p>
          </table:table-cell>
          <table:table-cell office:value-type="string" calcext:value-type="string">
            <text:p>starts with right arm up and left arm down, right goes down</text:p>
          </table:table-cell>
          <table:table-cell office:value-type="float" office:value="-1.11122638101666" calcext:value-type="float">
            <text:p>-1,11122638101666</text:p>
          </table:table-cell>
          <table:table-cell office:value-type="float" office:value="0.0196176458277662" calcext:value-type="float">
            <text:p>0,019617645827766</text:p>
          </table:table-cell>
          <table:table-cell office:value-type="float" office:value="-1.64787943183841" calcext:value-type="float">
            <text:p>-1,64787943183841</text:p>
          </table:table-cell>
        </table:table-row>
        <table:table-row table:style-name="ro1">
          <table:table-cell office:value-type="string" calcext:value-type="string">
            <text:p>OlGa</text:p>
          </table:table-cell>
          <table:table-cell office:value-type="string" calcext:value-type="string">
            <text:p>starts with left arm up, right arm down, left arm goes down</text:p>
          </table:table-cell>
          <table:table-cell office:value-type="float" office:value="-1.11122638101666" calcext:value-type="float">
            <text:p>-1,11122638101666</text:p>
          </table:table-cell>
          <table:table-cell office:value-type="float" office:value="-0.0196176458277661" calcext:value-type="float">
            <text:p>-0,019617645827766</text:p>
          </table:table-cell>
          <table:table-cell office:value-type="float" office:value="1.64787943183841" calcext:value-type="float">
            <text:p>1,64787943183841</text:p>
          </table:table-cell>
        </table:table-row>
        <table:table-row table:style-name="ro1">
          <table:table-cell office:value-type="string" calcext:value-type="string">
            <text:p>MaJa</text:p>
          </table:table-cell>
          <table:table-cell office:value-type="string" calcext:value-type="string">
            <text:p>starts with arms up, arms stay up</text:p>
          </table:table-cell>
          <table:table-cell office:value-type="float" office:value="-0.999999999999998" calcext:value-type="float">
            <text:p>-0,999999999999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Ja</text:p>
          </table:table-cell>
          <table:table-cell office:value-type="string" calcext:value-type="string">
            <text:p>starts with arms up, arms go down</text:p>
          </table:table-cell>
          <table:table-cell office:value-type="float" office:value="-1.29684251243243" calcext:value-type="float">
            <text:p>-1,29684251243243</text:p>
          </table:table-cell>
          <table:table-cell office:value-type="float" office:value="3.52130850153572E-018" calcext:value-type="float">
            <text:p>3,52130850153572E-18</text:p>
          </table:table-cell>
          <table:table-cell office:value-type="float" office:value="-1.14219940493448E-016" calcext:value-type="float">
            <text:p>-1,14219940493448E-16</text:p>
          </table:table-cell>
        </table:table-row>
        <table:table-row table:style-name="ro1">
          <table:table-cell office:value-type="string" calcext:value-type="string">
            <text:p>MaJa</text:p>
          </table:table-cell>
          <table:table-cell office:value-type="string" calcext:value-type="string">
            <text:p>starts with arms up, left arm goes down</text:p>
          </table:table-cell>
          <table:table-cell office:value-type="float" office:value="-1.10405770720889" calcext:value-type="float">
            <text:p>-1,10405770720889</text:p>
          </table:table-cell>
          <table:table-cell office:value-type="float" office:value="-0.0202652787367932" calcext:value-type="float">
            <text:p>-0,020265278736793</text:p>
          </table:table-cell>
          <table:table-cell office:value-type="float" office:value="2.17963840962314" calcext:value-type="float">
            <text:p>2,17963840962314</text:p>
          </table:table-cell>
        </table:table-row>
        <table:table-row table:style-name="ro1">
          <table:table-cell office:value-type="string" calcext:value-type="string">
            <text:p>MaJa</text:p>
          </table:table-cell>
          <table:table-cell office:value-type="string" calcext:value-type="string">
            <text:p>starts with arms up, right arm goes down</text:p>
          </table:table-cell>
          <table:table-cell office:value-type="float" office:value="-1.10405770720889" calcext:value-type="float">
            <text:p>-1,10405770720889</text:p>
          </table:table-cell>
          <table:table-cell office:value-type="float" office:value="0.020265278736793" calcext:value-type="float">
            <text:p>0,020265278736793</text:p>
          </table:table-cell>
          <table:table-cell office:value-type="float" office:value="-2.17963840962314" calcext:value-type="float">
            <text:p>-2,17963840962314</text:p>
          </table:table-cell>
        </table:table-row>
        <table:table-row table:style-name="ro1">
          <table:table-cell office:value-type="string" calcext:value-type="string">
            <text:p>MaJa</text:p>
          </table:table-cell>
          <table:table-cell office:value-type="string" calcext:value-type="string">
            <text:p>starts with right arm up and left arm down, right goes down</text:p>
          </table:table-cell>
          <table:table-cell office:value-type="float" office:value="-1.12402107738462" calcext:value-type="float">
            <text:p>-1,12402107738462</text:p>
          </table:table-cell>
          <table:table-cell office:value-type="float" office:value="0.0206294880427812" calcext:value-type="float">
            <text:p>0,020629488042781</text:p>
          </table:table-cell>
          <table:table-cell office:value-type="float" office:value="-1.92334802141795" calcext:value-type="float">
            <text:p>-1,92334802141795</text:p>
          </table:table-cell>
        </table:table-row>
        <table:table-row table:style-name="ro1">
          <table:table-cell office:value-type="string" calcext:value-type="string">
            <text:p>MaJa</text:p>
          </table:table-cell>
          <table:table-cell office:value-type="string" calcext:value-type="string">
            <text:p>starts with left arm up, right arm down, left arm goes down</text:p>
          </table:table-cell>
          <table:table-cell office:value-type="float" office:value="-1.12402107738462" calcext:value-type="float">
            <text:p>-1,12402107738462</text:p>
          </table:table-cell>
          <table:table-cell office:value-type="float" office:value="-0.0206294880427812" calcext:value-type="float">
            <text:p>-0,020629488042781</text:p>
          </table:table-cell>
          <table:table-cell office:value-type="float" office:value="1.92334802141795" calcext:value-type="float">
            <text:p>1,92334802141795</text:p>
          </table:table-cell>
        </table:table-row>
        <table:table-row table:style-name="ro1">
          <table:table-cell office:value-type="string" calcext:value-type="string">
            <text:p>MaCu</text:p>
          </table:table-cell>
          <table:table-cell office:value-type="string" calcext:value-type="string">
            <text:p>starts with arms up, arms stay up</text:p>
          </table:table-cell>
          <table:table-cell office:value-type="float" office:value="-0.999999999999998" calcext:value-type="float">
            <text:p>-0,999999999999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u</text:p>
          </table:table-cell>
          <table:table-cell office:value-type="string" calcext:value-type="string">
            <text:p>starts with arms up, arms go down</text:p>
          </table:table-cell>
          <table:table-cell office:value-type="float" office:value="-1.26550311035756" calcext:value-type="float">
            <text:p>-1,26550311035756</text:p>
          </table:table-cell>
          <table:table-cell office:value-type="float" office:value="-2.92243624610016E-022" calcext:value-type="float">
            <text:p>-2,92243624610016E-22</text:p>
          </table:table-cell>
          <table:table-cell office:value-type="float" office:value="3.70209514023777E-018" calcext:value-type="float">
            <text:p>3,70209514023777E-18</text:p>
          </table:table-cell>
        </table:table-row>
        <table:table-row table:style-name="ro1">
          <table:table-cell office:value-type="string" calcext:value-type="string">
            <text:p>MaCu</text:p>
          </table:table-cell>
          <table:table-cell office:value-type="string" calcext:value-type="string">
            <text:p>starts with arms up, left arm goes down</text:p>
          </table:table-cell>
          <table:table-cell office:value-type="float" office:value="-1.08436260838574" calcext:value-type="float">
            <text:p>-1,08436260838574</text:p>
          </table:table-cell>
          <table:table-cell office:value-type="float" office:value="-0.017988815459802" calcext:value-type="float">
            <text:p>-0,017988815459802</text:p>
          </table:table-cell>
          <table:table-cell office:value-type="float" office:value="1.85763815767703" calcext:value-type="float">
            <text:p>1,85763815767703</text:p>
          </table:table-cell>
        </table:table-row>
        <table:table-row table:style-name="ro1">
          <table:table-cell office:value-type="string" calcext:value-type="string">
            <text:p>MaCu</text:p>
          </table:table-cell>
          <table:table-cell office:value-type="string" calcext:value-type="string">
            <text:p>starts with arms up, right arm goes down</text:p>
          </table:table-cell>
          <table:table-cell office:value-type="float" office:value="-1.08436260838574" calcext:value-type="float">
            <text:p>-1,08436260838574</text:p>
          </table:table-cell>
          <table:table-cell office:value-type="float" office:value="0.017988815459802" calcext:value-type="float">
            <text:p>0,017988815459802</text:p>
          </table:table-cell>
          <table:table-cell office:value-type="float" office:value="-1.85763815767703" calcext:value-type="float">
            <text:p>-1,85763815767703</text:p>
          </table:table-cell>
        </table:table-row>
        <table:table-row table:style-name="ro1">
          <table:table-cell office:value-type="string" calcext:value-type="string">
            <text:p>MaCu</text:p>
          </table:table-cell>
          <table:table-cell office:value-type="string" calcext:value-type="string">
            <text:p>starts with right arm up and left arm down, right goes down</text:p>
          </table:table-cell>
          <table:table-cell office:value-type="float" office:value="-1.11122638101666" calcext:value-type="float">
            <text:p>-1,11122638101666</text:p>
          </table:table-cell>
          <table:table-cell office:value-type="float" office:value="0.0196176458277662" calcext:value-type="float">
            <text:p>0,019617645827766</text:p>
          </table:table-cell>
          <table:table-cell office:value-type="float" office:value="-1.64787943183841" calcext:value-type="float">
            <text:p>-1,64787943183841</text:p>
          </table:table-cell>
        </table:table-row>
        <table:table-row table:style-name="ro1">
          <table:table-cell office:value-type="string" calcext:value-type="string">
            <text:p>MaCu</text:p>
          </table:table-cell>
          <table:table-cell office:value-type="string" calcext:value-type="string">
            <text:p>starts with left arm up, right arm down, left arm goes down</text:p>
          </table:table-cell>
          <table:table-cell office:value-type="float" office:value="-1.11122638101666" calcext:value-type="float">
            <text:p>-1,11122638101666</text:p>
          </table:table-cell>
          <table:table-cell office:value-type="float" office:value="-0.0196176458277661" calcext:value-type="float">
            <text:p>-0,019617645827766</text:p>
          </table:table-cell>
          <table:table-cell office:value-type="float" office:value="1.64787943183841" calcext:value-type="float">
            <text:p>1,64787943183841</text:p>
          </table:table-cell>
        </table:table-row>
        <table:table-row table:style-name="ro1">
          <table:table-cell office:value-type="string" calcext:value-type="string">
            <text:p>LaDe</text:p>
          </table:table-cell>
          <table:table-cell office:value-type="string" calcext:value-type="string">
            <text:p>starts with arms up, arms stay up</text:p>
          </table:table-cell>
          <table:table-cell office:value-type="float" office:value="-0.999999999999998" calcext:value-type="float">
            <text:p>-0,999999999999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De</text:p>
          </table:table-cell>
          <table:table-cell office:value-type="string" calcext:value-type="string">
            <text:p>starts with arms up, arms go down</text:p>
          </table:table-cell>
          <table:table-cell office:value-type="float" office:value="-1.26550311035756" calcext:value-type="float">
            <text:p>-1,26550311035756</text:p>
          </table:table-cell>
          <table:table-cell office:value-type="float" office:value="-2.92243624610016E-022" calcext:value-type="float">
            <text:p>-2,92243624610016E-22</text:p>
          </table:table-cell>
          <table:table-cell office:value-type="float" office:value="3.70209514023777E-018" calcext:value-type="float">
            <text:p>3,70209514023777E-18</text:p>
          </table:table-cell>
        </table:table-row>
        <table:table-row table:style-name="ro1">
          <table:table-cell office:value-type="string" calcext:value-type="string">
            <text:p>LaDe</text:p>
          </table:table-cell>
          <table:table-cell office:value-type="string" calcext:value-type="string">
            <text:p>starts with arms up, left arm goes down</text:p>
          </table:table-cell>
          <table:table-cell office:value-type="float" office:value="-1.08436260838574" calcext:value-type="float">
            <text:p>-1,08436260838574</text:p>
          </table:table-cell>
          <table:table-cell office:value-type="float" office:value="-0.017988815459802" calcext:value-type="float">
            <text:p>-0,017988815459802</text:p>
          </table:table-cell>
          <table:table-cell office:value-type="float" office:value="1.85763815767703" calcext:value-type="float">
            <text:p>1,85763815767703</text:p>
          </table:table-cell>
        </table:table-row>
        <table:table-row table:style-name="ro1">
          <table:table-cell office:value-type="string" calcext:value-type="string">
            <text:p>LaDe</text:p>
          </table:table-cell>
          <table:table-cell office:value-type="string" calcext:value-type="string">
            <text:p>starts with arms up, right arm goes down</text:p>
          </table:table-cell>
          <table:table-cell office:value-type="float" office:value="-1.08436260838574" calcext:value-type="float">
            <text:p>-1,08436260838574</text:p>
          </table:table-cell>
          <table:table-cell office:value-type="float" office:value="0.017988815459802" calcext:value-type="float">
            <text:p>0,017988815459802</text:p>
          </table:table-cell>
          <table:table-cell office:value-type="float" office:value="-1.85763815767703" calcext:value-type="float">
            <text:p>-1,85763815767703</text:p>
          </table:table-cell>
        </table:table-row>
        <table:table-row table:style-name="ro1">
          <table:table-cell office:value-type="string" calcext:value-type="string">
            <text:p>LaDe</text:p>
          </table:table-cell>
          <table:table-cell office:value-type="string" calcext:value-type="string">
            <text:p>starts with right arm up and left arm down, right goes down</text:p>
          </table:table-cell>
          <table:table-cell office:value-type="float" office:value="-1.11122638101666" calcext:value-type="float">
            <text:p>-1,11122638101666</text:p>
          </table:table-cell>
          <table:table-cell office:value-type="float" office:value="0.0196176458277662" calcext:value-type="float">
            <text:p>0,019617645827766</text:p>
          </table:table-cell>
          <table:table-cell office:value-type="float" office:value="-1.64787943183841" calcext:value-type="float">
            <text:p>-1,64787943183841</text:p>
          </table:table-cell>
        </table:table-row>
        <table:table-row table:style-name="ro1">
          <table:table-cell office:value-type="string" calcext:value-type="string">
            <text:p>LaDe</text:p>
          </table:table-cell>
          <table:table-cell office:value-type="string" calcext:value-type="string">
            <text:p>starts with left arm up, right arm down, left arm goes down</text:p>
          </table:table-cell>
          <table:table-cell office:value-type="float" office:value="-1.11122638101666" calcext:value-type="float">
            <text:p>-1,11122638101666</text:p>
          </table:table-cell>
          <table:table-cell office:value-type="float" office:value="-0.0196176458277661" calcext:value-type="float">
            <text:p>-0,019617645827766</text:p>
          </table:table-cell>
          <table:table-cell office:value-type="float" office:value="1.64787943183841" calcext:value-type="float">
            <text:p>1,64787943183841</text:p>
          </table:table-cell>
        </table:table-row>
        <table:table-row table:style-name="ro1">
          <table:table-cell table:style-name="Default" office:value-type="string" calcext:value-type="string">
            <text:p>JeCh</text:p>
          </table:table-cell>
          <table:table-cell table:style-name="Default" office:value-type="string" calcext:value-type="string">
            <text:p>starts with arms up, arms stay up</text:p>
          </table:table-cell>
          <table:table-cell table:style-name="Default" office:value-type="float" office:value="-0.999999999999998" calcext:value-type="float">
            <text:p>-0,999999999999998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JeCh</text:p>
          </table:table-cell>
          <table:table-cell table:style-name="Default" office:value-type="string" calcext:value-type="string">
            <text:p>starts with arms up, arms go down</text:p>
          </table:table-cell>
          <table:table-cell table:style-name="Default" office:value-type="float" office:value="-1.27937454522171" calcext:value-type="float">
            <text:p>-1,27937454522171</text:p>
          </table:table-cell>
          <table:table-cell table:style-name="Default" office:value-type="float" office:value="-6.80880004565791E-019" calcext:value-type="float">
            <text:p>-6,80880004565791E-19</text:p>
          </table:table-cell>
          <table:table-cell table:style-name="Default" office:value-type="float" office:value="-5.03736411106011E-019" calcext:value-type="float">
            <text:p>-5,03736411106011E-19</text:p>
          </table:table-cell>
        </table:table-row>
        <table:table-row table:style-name="ro1">
          <table:table-cell table:style-name="Default" office:value-type="string" calcext:value-type="string">
            <text:p>JeCh</text:p>
          </table:table-cell>
          <table:table-cell table:style-name="Default" office:value-type="string" calcext:value-type="string">
            <text:p>starts with arms up, left arm goes down</text:p>
          </table:table-cell>
          <table:table-cell table:style-name="Default" office:value-type="float" office:value="-1.08344181324911" calcext:value-type="float">
            <text:p>-1,08344181324911</text:p>
          </table:table-cell>
          <table:table-cell table:style-name="Default" office:value-type="float" office:value="-0.0243640213662592" calcext:value-type="float">
            <text:p>-0,024364021366259</text:p>
          </table:table-cell>
          <table:table-cell table:style-name="Default" office:value-type="float" office:value="1.78237029477266" calcext:value-type="float">
            <text:p>1,78237029477266</text:p>
          </table:table-cell>
        </table:table-row>
        <table:table-row table:style-name="ro1">
          <table:table-cell table:style-name="Default" office:value-type="string" calcext:value-type="string">
            <text:p>JeCh</text:p>
          </table:table-cell>
          <table:table-cell table:style-name="Default" office:value-type="string" calcext:value-type="string">
            <text:p>starts with arms up, right arm goes down</text:p>
          </table:table-cell>
          <table:table-cell table:style-name="Default" office:value-type="float" office:value="-1.08344181324911" calcext:value-type="float">
            <text:p>-1,08344181324911</text:p>
          </table:table-cell>
          <table:table-cell table:style-name="Default" office:value-type="float" office:value="0.024364021366259" calcext:value-type="float">
            <text:p>0,024364021366259</text:p>
          </table:table-cell>
          <table:table-cell table:style-name="Default" office:value-type="float" office:value="-1.78237029477266" calcext:value-type="float">
            <text:p>-1,78237029477266</text:p>
          </table:table-cell>
        </table:table-row>
        <table:table-row table:style-name="ro1">
          <table:table-cell table:style-name="Default" office:value-type="string" calcext:value-type="string">
            <text:p>JeCh</text:p>
          </table:table-cell>
          <table:table-cell table:style-name="Default" office:value-type="string" calcext:value-type="string">
            <text:p>starts with right arm up and left arm down, right goes down</text:p>
          </table:table-cell>
          <table:table-cell table:style-name="Default" office:value-type="float" office:value="-1.11514317835235" calcext:value-type="float">
            <text:p>-1,11514317835235</text:p>
          </table:table-cell>
          <table:table-cell table:style-name="Default" office:value-type="float" office:value="0.0207518180458552" calcext:value-type="float">
            <text:p>0,020751818045855</text:p>
          </table:table-cell>
          <table:table-cell table:style-name="Default" office:value-type="float" office:value="-1.55362577570498" calcext:value-type="float">
            <text:p>-1,55362577570498</text:p>
          </table:table-cell>
        </table:table-row>
        <table:table-row table:style-name="ro1">
          <table:table-cell table:style-name="Default" office:value-type="string" calcext:value-type="string">
            <text:p>JeCh</text:p>
          </table:table-cell>
          <table:table-cell table:style-name="Default" office:value-type="string" calcext:value-type="string">
            <text:p>starts with left arm up, right arm down, left arm goes down</text:p>
          </table:table-cell>
          <table:table-cell table:style-name="Default" office:value-type="float" office:value="-1.11514317835235" calcext:value-type="float">
            <text:p>-1,11514317835235</text:p>
          </table:table-cell>
          <table:table-cell table:style-name="Default" office:value-type="float" office:value="-0.020751818045855" calcext:value-type="float">
            <text:p>-0,020751818045855</text:p>
          </table:table-cell>
          <table:table-cell table:style-name="Default" office:value-type="float" office:value="1.55362577570498" calcext:value-type="float">
            <text:p>1,55362577570498</text:p>
          </table:table-cell>
        </table:table-row>
        <table:table-row table:style-name="ro1">
          <table:table-cell office:value-type="string" calcext:value-type="string">
            <text:p>FeBl</text:p>
          </table:table-cell>
          <table:table-cell office:value-type="string" calcext:value-type="string">
            <text:p>starts with arms up, arms stay up</text:p>
          </table:table-cell>
          <table:table-cell office:value-type="float" office:value="-0.999999999999998" calcext:value-type="float">
            <text:p>-0,999999999999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Bl</text:p>
          </table:table-cell>
          <table:table-cell office:value-type="string" calcext:value-type="string">
            <text:p>starts with arms up, arms go down</text:p>
          </table:table-cell>
          <table:table-cell office:value-type="float" office:value="-1.28202497794254" calcext:value-type="float">
            <text:p>-1,28202497794254</text:p>
          </table:table-cell>
          <table:table-cell office:value-type="float" office:value="4.44703173547296E-018" calcext:value-type="float">
            <text:p>4,44703173547296E-18</text:p>
          </table:table-cell>
          <table:table-cell office:value-type="float" office:value="-4.81502179291446E-017" calcext:value-type="float">
            <text:p>-4,81502179291446E-17</text:p>
          </table:table-cell>
        </table:table-row>
        <table:table-row table:style-name="ro1">
          <table:table-cell office:value-type="string" calcext:value-type="string">
            <text:p>FeBl</text:p>
          </table:table-cell>
          <table:table-cell office:value-type="string" calcext:value-type="string">
            <text:p>starts with arms up, left arm goes down</text:p>
          </table:table-cell>
          <table:table-cell office:value-type="float" office:value="-1.09172477093983" calcext:value-type="float">
            <text:p>-1,09172477093983</text:p>
          </table:table-cell>
          <table:table-cell office:value-type="float" office:value="-0.0169974662795001" calcext:value-type="float">
            <text:p>-0,0169974662795</text:p>
          </table:table-cell>
          <table:table-cell office:value-type="float" office:value="1.98058499084506" calcext:value-type="float">
            <text:p>1,98058499084506</text:p>
          </table:table-cell>
        </table:table-row>
        <table:table-row table:style-name="ro1">
          <table:table-cell office:value-type="string" calcext:value-type="string">
            <text:p>FeBl</text:p>
          </table:table-cell>
          <table:table-cell office:value-type="string" calcext:value-type="string">
            <text:p>starts with arms up, right arm goes down</text:p>
          </table:table-cell>
          <table:table-cell office:value-type="float" office:value="-1.09172477093983" calcext:value-type="float">
            <text:p>-1,09172477093983</text:p>
          </table:table-cell>
          <table:table-cell office:value-type="float" office:value="0.0169974662795" calcext:value-type="float">
            <text:p>0,0169974662795</text:p>
          </table:table-cell>
          <table:table-cell office:value-type="float" office:value="-1.98058499084506" calcext:value-type="float">
            <text:p>-1,98058499084506</text:p>
          </table:table-cell>
        </table:table-row>
        <table:table-row table:style-name="ro1">
          <table:table-cell office:value-type="string" calcext:value-type="string">
            <text:p>FeBl</text:p>
          </table:table-cell>
          <table:table-cell office:value-type="string" calcext:value-type="string">
            <text:p>starts with right arm up and left arm down, right goes down</text:p>
          </table:table-cell>
          <table:table-cell office:value-type="float" office:value="-1.11803950906426" calcext:value-type="float">
            <text:p>-1,11803950906426</text:p>
          </table:table-cell>
          <table:table-cell office:value-type="float" office:value="0.023311213347653" calcext:value-type="float">
            <text:p>0,023311213347653</text:p>
          </table:table-cell>
          <table:table-cell office:value-type="float" office:value="-1.74793933388273" calcext:value-type="float">
            <text:p>-1,74793933388273</text:p>
          </table:table-cell>
        </table:table-row>
        <table:table-row table:style-name="ro1">
          <table:table-cell office:value-type="string" calcext:value-type="string">
            <text:p>FeBl</text:p>
          </table:table-cell>
          <table:table-cell office:value-type="string" calcext:value-type="string">
            <text:p>starts with left arm up, right arm down, left arm goes down</text:p>
          </table:table-cell>
          <table:table-cell office:value-type="float" office:value="-1.11803950906426" calcext:value-type="float">
            <text:p>-1,11803950906426</text:p>
          </table:table-cell>
          <table:table-cell office:value-type="float" office:value="-0.023311213347653" calcext:value-type="float">
            <text:p>-0,023311213347653</text:p>
          </table:table-cell>
          <table:table-cell office:value-type="float" office:value="1.74793933388273" calcext:value-type="float">
            <text:p>1,74793933388273</text:p>
          </table:table-cell>
        </table:table-row>
        <table:table-row table:style-name="ro1">
          <table:table-cell office:value-type="string" calcext:value-type="string">
            <text:p>EvZl</text:p>
          </table:table-cell>
          <table:table-cell office:value-type="string" calcext:value-type="string">
            <text:p>starts with arms up, arms stay up</text:p>
          </table:table-cell>
          <table:table-cell office:value-type="float" office:value="-0.999999999999998" calcext:value-type="float">
            <text:p>-0,999999999999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Zl</text:p>
          </table:table-cell>
          <table:table-cell office:value-type="string" calcext:value-type="string">
            <text:p>starts with arms up, arms go down</text:p>
          </table:table-cell>
          <table:table-cell office:value-type="float" office:value="-1.26163590591607" calcext:value-type="float">
            <text:p>-1,26163590591607</text:p>
          </table:table-cell>
          <table:table-cell office:value-type="float" office:value="3.83964875454008E-019" calcext:value-type="float">
            <text:p>3,83964875454008E-19</text:p>
          </table:table-cell>
          <table:table-cell office:value-type="float" office:value="-6.21586499990385E-018" calcext:value-type="float">
            <text:p>-6,21586499990385E-18</text:p>
          </table:table-cell>
        </table:table-row>
        <table:table-row table:style-name="ro1">
          <table:table-cell office:value-type="string" calcext:value-type="string">
            <text:p>EvZl</text:p>
          </table:table-cell>
          <table:table-cell office:value-type="string" calcext:value-type="string">
            <text:p>starts with arms up, left arm goes down</text:p>
          </table:table-cell>
          <table:table-cell office:value-type="float" office:value="-1.09278117844023" calcext:value-type="float">
            <text:p>-1,09278117844023</text:p>
          </table:table-cell>
          <table:table-cell office:value-type="float" office:value="-0.0157993191533183" calcext:value-type="float">
            <text:p>-0,015799319153318</text:p>
          </table:table-cell>
          <table:table-cell office:value-type="float" office:value="2.09226238437901" calcext:value-type="float">
            <text:p>2,09226238437901</text:p>
          </table:table-cell>
        </table:table-row>
        <table:table-row table:style-name="ro1">
          <table:table-cell office:value-type="string" calcext:value-type="string">
            <text:p>EvZl</text:p>
          </table:table-cell>
          <table:table-cell office:value-type="string" calcext:value-type="string">
            <text:p>starts with arms up, right arm goes down</text:p>
          </table:table-cell>
          <table:table-cell office:value-type="float" office:value="-1.09278117844023" calcext:value-type="float">
            <text:p>-1,09278117844023</text:p>
          </table:table-cell>
          <table:table-cell office:value-type="float" office:value="0.0157993191533184" calcext:value-type="float">
            <text:p>0,015799319153318</text:p>
          </table:table-cell>
          <table:table-cell office:value-type="float" office:value="-2.09226238437902" calcext:value-type="float">
            <text:p>-2,09226238437902</text:p>
          </table:table-cell>
        </table:table-row>
        <table:table-row table:style-name="ro1">
          <table:table-cell office:value-type="string" calcext:value-type="string">
            <text:p>EvZl</text:p>
          </table:table-cell>
          <table:table-cell office:value-type="string" calcext:value-type="string">
            <text:p>starts with right arm up and left arm down, right goes down</text:p>
          </table:table-cell>
          <table:table-cell office:value-type="float" office:value="-1.10891342838026" calcext:value-type="float">
            <text:p>-1,10891342838026</text:p>
          </table:table-cell>
          <table:table-cell office:value-type="float" office:value="0.0188117863048132" calcext:value-type="float">
            <text:p>0,018811786304813</text:p>
          </table:table-cell>
          <table:table-cell office:value-type="float" office:value="-1.87247117051733" calcext:value-type="float">
            <text:p>-1,87247117051733</text:p>
          </table:table-cell>
        </table:table-row>
        <table:table-row table:style-name="ro1">
          <table:table-cell office:value-type="string" calcext:value-type="string">
            <text:p>EvZl</text:p>
          </table:table-cell>
          <table:table-cell office:value-type="string" calcext:value-type="string">
            <text:p>starts with left arm up, right arm down, left arm goes down</text:p>
          </table:table-cell>
          <table:table-cell office:value-type="float" office:value="-1.10891342838026" calcext:value-type="float">
            <text:p>-1,10891342838026</text:p>
          </table:table-cell>
          <table:table-cell office:value-type="float" office:value="-0.0188117863048133" calcext:value-type="float">
            <text:p>-0,018811786304813</text:p>
          </table:table-cell>
          <table:table-cell office:value-type="float" office:value="1.87247117051733" calcext:value-type="float">
            <text:p>1,87247117051733</text:p>
          </table:table-cell>
        </table:table-row>
        <table:table-row table:style-name="ro1">
          <table:table-cell office:value-type="string" calcext:value-type="string">
            <text:p>Benjamin</text:p>
          </table:table-cell>
          <table:table-cell office:value-type="string" calcext:value-type="string">
            <text:p>starts with arms up, arms stay up</text:p>
          </table:table-cell>
          <table:table-cell office:value-type="float" office:value="-0.999999999999998" calcext:value-type="float">
            <text:p>-0,999999999999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jamin</text:p>
          </table:table-cell>
          <table:table-cell office:value-type="string" calcext:value-type="string">
            <text:p>starts with arms up, arms go down</text:p>
          </table:table-cell>
          <table:table-cell office:value-type="float" office:value="-1.25644558870274" calcext:value-type="float">
            <text:p>-1,25644558870274</text:p>
          </table:table-cell>
          <table:table-cell office:value-type="float" office:value="-2.9547231180828E-019" calcext:value-type="float">
            <text:p>-2,9547231180828E-19</text:p>
          </table:table-cell>
          <table:table-cell office:value-type="float" office:value="-1.57933530864504E-018" calcext:value-type="float">
            <text:p>-1,57933530864504E-18</text:p>
          </table:table-cell>
        </table:table-row>
        <table:table-row table:style-name="ro1">
          <table:table-cell office:value-type="string" calcext:value-type="string">
            <text:p>Benjamin</text:p>
          </table:table-cell>
          <table:table-cell office:value-type="string" calcext:value-type="string">
            <text:p>starts with arms up, left arm goes down</text:p>
          </table:table-cell>
          <table:table-cell office:value-type="float" office:value="-1.07998564063305" calcext:value-type="float">
            <text:p>-1,07998564063305</text:p>
          </table:table-cell>
          <table:table-cell office:value-type="float" office:value="-0.0169584290779382" calcext:value-type="float">
            <text:p>-0,016958429077938</text:p>
          </table:table-cell>
          <table:table-cell office:value-type="float" office:value="1.91281231783836" calcext:value-type="float">
            <text:p>1,91281231783836</text:p>
          </table:table-cell>
        </table:table-row>
        <table:table-row table:style-name="ro1">
          <table:table-cell office:value-type="string" calcext:value-type="string">
            <text:p>Benjamin</text:p>
          </table:table-cell>
          <table:table-cell office:value-type="string" calcext:value-type="string">
            <text:p>starts with arms up, right arm goes down</text:p>
          </table:table-cell>
          <table:table-cell office:value-type="float" office:value="-1.07998564063305" calcext:value-type="float">
            <text:p>-1,07998564063305</text:p>
          </table:table-cell>
          <table:table-cell office:value-type="float" office:value="0.016958429077938" calcext:value-type="float">
            <text:p>0,016958429077938</text:p>
          </table:table-cell>
          <table:table-cell office:value-type="float" office:value="-1.91281231783836" calcext:value-type="float">
            <text:p>-1,91281231783836</text:p>
          </table:table-cell>
        </table:table-row>
        <table:table-row table:style-name="ro1">
          <table:table-cell office:value-type="string" calcext:value-type="string">
            <text:p>Benjamin</text:p>
          </table:table-cell>
          <table:table-cell office:value-type="string" calcext:value-type="string">
            <text:p>starts with right arm up and left arm down, right goes down</text:p>
          </table:table-cell>
          <table:table-cell office:value-type="float" office:value="-1.10601311538884" calcext:value-type="float">
            <text:p>-1,10601311538884</text:p>
          </table:table-cell>
          <table:table-cell office:value-type="float" office:value="0.0207808695082885" calcext:value-type="float">
            <text:p>0,020780869508289</text:p>
          </table:table-cell>
          <table:table-cell office:value-type="float" office:value="-1.6727189508602" calcext:value-type="float">
            <text:p>-1,6727189508602</text:p>
          </table:table-cell>
        </table:table-row>
        <table:table-row table:style-name="ro1">
          <table:table-cell office:value-type="string" calcext:value-type="string">
            <text:p>Benjamin</text:p>
          </table:table-cell>
          <table:table-cell office:value-type="string" calcext:value-type="string">
            <text:p>starts with left arm up, right arm down, left arm goes down</text:p>
          </table:table-cell>
          <table:table-cell office:value-type="float" office:value="-1.10601311538884" calcext:value-type="float">
            <text:p>-1,10601311538884</text:p>
          </table:table-cell>
          <table:table-cell office:value-type="float" office:value="-0.0207808695082884" calcext:value-type="float">
            <text:p>-0,020780869508288</text:p>
          </table:table-cell>
          <table:table-cell office:value-type="float" office:value="1.6727189508602" calcext:value-type="float">
            <text:p>1,6727189508602</text:p>
          </table:table-cell>
        </table:table-row>
        <table:table-row table:style-name="ro1">
          <table:table-cell table:style-name="Default" office:value-type="string" calcext:value-type="string">
            <text:p>AuJo</text:p>
          </table:table-cell>
          <table:table-cell table:style-name="Default" office:value-type="string" calcext:value-type="string">
            <text:p>starts with arms up, arms stay up</text:p>
          </table:table-cell>
          <table:table-cell table:style-name="Default" office:value-type="float" office:value="-0.999999999999998" calcext:value-type="float">
            <text:p>-0,999999999999998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AuJo</text:p>
          </table:table-cell>
          <table:table-cell table:style-name="Default" office:value-type="string" calcext:value-type="string">
            <text:p>starts with arms up, arms go down</text:p>
          </table:table-cell>
          <table:table-cell table:style-name="Default" office:value-type="float" office:value="-1.25804350267656" calcext:value-type="float">
            <text:p>-1,25804350267656</text:p>
          </table:table-cell>
          <table:table-cell table:style-name="Default" office:value-type="float" office:value="6.72883109488837E-020" calcext:value-type="float">
            <text:p>6,72883109488837E-20</text:p>
          </table:table-cell>
          <table:table-cell table:style-name="Default" office:value-type="float" office:value="3.20675014173231E-017" calcext:value-type="float">
            <text:p>3,20675014173231E-17</text:p>
          </table:table-cell>
        </table:table-row>
        <table:table-row table:style-name="ro1">
          <table:table-cell table:style-name="Default" office:value-type="string" calcext:value-type="string">
            <text:p>AuJo</text:p>
          </table:table-cell>
          <table:table-cell table:style-name="Default" office:value-type="string" calcext:value-type="string">
            <text:p>starts with arms up, left arm goes down</text:p>
          </table:table-cell>
          <table:table-cell table:style-name="Default" office:value-type="float" office:value="-1.08524574289282" calcext:value-type="float">
            <text:p>-1,08524574289282</text:p>
          </table:table-cell>
          <table:table-cell table:style-name="Default" office:value-type="float" office:value="-0.0163376968451334" calcext:value-type="float">
            <text:p>-0,016337696845133</text:p>
          </table:table-cell>
          <table:table-cell table:style-name="Default" office:value-type="float" office:value="1.98611481212267" calcext:value-type="float">
            <text:p>1,98611481212267</text:p>
          </table:table-cell>
        </table:table-row>
        <table:table-row table:style-name="ro1">
          <table:table-cell table:style-name="Default" office:value-type="string" calcext:value-type="string">
            <text:p>AuJo</text:p>
          </table:table-cell>
          <table:table-cell table:style-name="Default" office:value-type="string" calcext:value-type="string">
            <text:p>starts with arms up, right arm goes down</text:p>
          </table:table-cell>
          <table:table-cell table:style-name="Default" office:value-type="float" office:value="-1.08524574289282" calcext:value-type="float">
            <text:p>-1,08524574289282</text:p>
          </table:table-cell>
          <table:table-cell table:style-name="Default" office:value-type="float" office:value="0.0163376968451334" calcext:value-type="float">
            <text:p>0,016337696845133</text:p>
          </table:table-cell>
          <table:table-cell table:style-name="Default" office:value-type="float" office:value="-1.98611481212267" calcext:value-type="float">
            <text:p>-1,98611481212267</text:p>
          </table:table-cell>
        </table:table-row>
        <table:table-row table:style-name="ro1">
          <table:table-cell table:style-name="Default" office:value-type="string" calcext:value-type="string">
            <text:p>AuJo</text:p>
          </table:table-cell>
          <table:table-cell table:style-name="Default" office:value-type="string" calcext:value-type="string">
            <text:p>starts with right arm up and left arm down, right goes down</text:p>
          </table:table-cell>
          <table:table-cell table:style-name="Default" office:value-type="float" office:value="-1.10653053858376" calcext:value-type="float">
            <text:p>-1,10653053858376</text:p>
          </table:table-cell>
          <table:table-cell table:style-name="Default" office:value-type="float" office:value="0.0219479488177229" calcext:value-type="float">
            <text:p>0,021947948817723</text:p>
          </table:table-cell>
          <table:table-cell table:style-name="Default" office:value-type="float" office:value="-1.76851625918626" calcext:value-type="float">
            <text:p>-1,76851625918626</text:p>
          </table:table-cell>
        </table:table-row>
        <table:table-row table:style-name="ro1">
          <table:table-cell table:style-name="Default" office:value-type="string" calcext:value-type="string">
            <text:p>AuJo</text:p>
          </table:table-cell>
          <table:table-cell table:style-name="Default" office:value-type="string" calcext:value-type="string">
            <text:p>starts with left arm up, right arm down, left arm goes down</text:p>
          </table:table-cell>
          <table:table-cell table:style-name="Default" office:value-type="float" office:value="-1.10653053858376" calcext:value-type="float">
            <text:p>-1,10653053858376</text:p>
          </table:table-cell>
          <table:table-cell table:style-name="Default" office:value-type="float" office:value="-0.021947948817723" calcext:value-type="float">
            <text:p>-0,021947948817723</text:p>
          </table:table-cell>
          <table:table-cell table:style-name="Default" office:value-type="float" office:value="1.76851625918626" calcext:value-type="float">
            <text:p>1,76851625918626</text:p>
          </table:table-cell>
        </table:table-row>
        <table:table-row table:style-name="ro1">
          <table:table-cell table:style-name="Default" office:value-type="string" calcext:value-type="string">
            <text:p>AlAd</text:p>
          </table:table-cell>
          <table:table-cell table:style-name="Default" office:value-type="string" calcext:value-type="string">
            <text:p>starts with arms up, arms stay up</text:p>
          </table:table-cell>
          <table:table-cell table:style-name="Default" office:value-type="float" office:value="-0.999999999999998" calcext:value-type="float">
            <text:p>-0,999999999999998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AlAd</text:p>
          </table:table-cell>
          <table:table-cell table:style-name="Default" office:value-type="string" calcext:value-type="string">
            <text:p>starts with arms up, arms go down</text:p>
          </table:table-cell>
          <table:table-cell table:style-name="Default" office:value-type="float" office:value="-1.29191306154878" calcext:value-type="float">
            <text:p>-1,29191306154878</text:p>
          </table:table-cell>
          <table:table-cell table:style-name="Default" office:value-type="float" office:value="4.67144052737746E-018" calcext:value-type="float">
            <text:p>4,67144052737746E-18</text:p>
          </table:table-cell>
          <table:table-cell table:style-name="Default" office:value-type="float" office:value="-7.82767249966952E-017" calcext:value-type="float">
            <text:p>-7,82767249966952E-17</text:p>
          </table:table-cell>
        </table:table-row>
        <table:table-row table:style-name="ro1">
          <table:table-cell table:style-name="Default" office:value-type="string" calcext:value-type="string">
            <text:p>AlAd</text:p>
          </table:table-cell>
          <table:table-cell table:style-name="Default" office:value-type="string" calcext:value-type="string">
            <text:p>starts with arms up, left arm goes down</text:p>
          </table:table-cell>
          <table:table-cell table:style-name="Default" office:value-type="float" office:value="-1.10189203622642" calcext:value-type="float">
            <text:p>-1,10189203622642</text:p>
          </table:table-cell>
          <table:table-cell table:style-name="Default" office:value-type="float" office:value="-0.0258968937085935" calcext:value-type="float">
            <text:p>-0,025896893708594</text:p>
          </table:table-cell>
          <table:table-cell table:style-name="Default" office:value-type="float" office:value="2.302464268694" calcext:value-type="float">
            <text:p>2,302464268694</text:p>
          </table:table-cell>
        </table:table-row>
        <table:table-row table:style-name="ro1">
          <table:table-cell table:style-name="Default" office:value-type="string" calcext:value-type="string">
            <text:p>AlAd</text:p>
          </table:table-cell>
          <table:table-cell table:style-name="Default" office:value-type="string" calcext:value-type="string">
            <text:p>starts with arms up, right arm goes down</text:p>
          </table:table-cell>
          <table:table-cell table:style-name="Default" office:value-type="float" office:value="-1.10189203622642" calcext:value-type="float">
            <text:p>-1,10189203622642</text:p>
          </table:table-cell>
          <table:table-cell table:style-name="Default" office:value-type="float" office:value="0.0258968937085935" calcext:value-type="float">
            <text:p>0,025896893708594</text:p>
          </table:table-cell>
          <table:table-cell table:style-name="Default" office:value-type="float" office:value="-2.30246426869399" calcext:value-type="float">
            <text:p>-2,30246426869399</text:p>
          </table:table-cell>
        </table:table-row>
        <table:table-row table:style-name="ro1">
          <table:table-cell table:style-name="Default" office:value-type="string" calcext:value-type="string">
            <text:p>AlAd</text:p>
          </table:table-cell>
          <table:table-cell table:style-name="Default" office:value-type="string" calcext:value-type="string">
            <text:p>starts with right arm up and left arm down, right goes down</text:p>
          </table:table-cell>
          <table:table-cell table:style-name="Default" office:value-type="float" office:value="-1.12306486698876" calcext:value-type="float">
            <text:p>-1,12306486698876</text:p>
          </table:table-cell>
          <table:table-cell table:style-name="Default" office:value-type="float" office:value="0.0211669259557887" calcext:value-type="float">
            <text:p>0,021166925955789</text:p>
          </table:table-cell>
          <table:table-cell table:style-name="Default" office:value-type="float" office:value="-2.01692134917772" calcext:value-type="float">
            <text:p>-2,01692134917772</text:p>
          </table:table-cell>
        </table:table-row>
        <table:table-row table:style-name="ro1">
          <table:table-cell table:style-name="Default" office:value-type="string" calcext:value-type="string">
            <text:p>AlAd</text:p>
          </table:table-cell>
          <table:table-cell table:style-name="Default" office:value-type="string" calcext:value-type="string">
            <text:p>starts with left arm up, right arm down, left arm goes down</text:p>
          </table:table-cell>
          <table:table-cell table:style-name="Default" office:value-type="float" office:value="-1.12306486698876" calcext:value-type="float">
            <text:p>-1,12306486698876</text:p>
          </table:table-cell>
          <table:table-cell table:style-name="Default" office:value-type="float" office:value="-0.0211669259557888" calcext:value-type="float">
            <text:p>-0,021166925955789</text:p>
          </table:table-cell>
          <table:table-cell table:style-name="Default" office:value-type="float" office:value="2.01692134917772" calcext:value-type="float">
            <text:p>2,01692134917772</text:p>
          </table:table-cell>
        </table:table-row>
        <table:table-row table:style-name="ro1">
          <table:table-cell table:style-name="Default" office:value-type="string" calcext:value-type="string">
            <text:p>AdCh</text:p>
          </table:table-cell>
          <table:table-cell table:style-name="Default" office:value-type="string" calcext:value-type="string">
            <text:p>starts with arms up, arms stay up</text:p>
          </table:table-cell>
          <table:table-cell table:style-name="Default" office:value-type="float" office:value="-0.999999999999998" calcext:value-type="float">
            <text:p>-0,999999999999998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AdCh</text:p>
          </table:table-cell>
          <table:table-cell table:style-name="Default" office:value-type="string" calcext:value-type="string">
            <text:p>starts with arms up, arms go down</text:p>
          </table:table-cell>
          <table:table-cell table:style-name="Default" office:value-type="float" office:value="-1.34850285293604" calcext:value-type="float">
            <text:p>-1,34850285293604</text:p>
          </table:table-cell>
          <table:table-cell table:style-name="Default" office:value-type="float" office:value="2.01707628442769E-021" calcext:value-type="float">
            <text:p>2,01707628442769E-21</text:p>
          </table:table-cell>
          <table:table-cell table:style-name="Default" office:value-type="float" office:value="1.66243278512499E-018" calcext:value-type="float">
            <text:p>1,66243278512499E-18</text:p>
          </table:table-cell>
        </table:table-row>
        <table:table-row table:style-name="ro1">
          <table:table-cell table:style-name="Default" office:value-type="string" calcext:value-type="string">
            <text:p>AdCh</text:p>
          </table:table-cell>
          <table:table-cell table:style-name="Default" office:value-type="string" calcext:value-type="string">
            <text:p>starts with arms up, left arm goes down</text:p>
          </table:table-cell>
          <table:table-cell table:style-name="Default" office:value-type="float" office:value="-1.11875735985464" calcext:value-type="float">
            <text:p>-1,11875735985464</text:p>
          </table:table-cell>
          <table:table-cell table:style-name="Default" office:value-type="float" office:value="-0.0279784585051264" calcext:value-type="float">
            <text:p>-0,027978458505126</text:p>
          </table:table-cell>
          <table:table-cell table:style-name="Default" office:value-type="float" office:value="2.24616176412289" calcext:value-type="float">
            <text:p>2,24616176412289</text:p>
          </table:table-cell>
        </table:table-row>
        <table:table-row table:style-name="ro1">
          <table:table-cell table:style-name="Default" office:value-type="string" calcext:value-type="string">
            <text:p>AdCh</text:p>
          </table:table-cell>
          <table:table-cell table:style-name="Default" office:value-type="string" calcext:value-type="string">
            <text:p>starts with arms up, right arm goes down</text:p>
          </table:table-cell>
          <table:table-cell table:style-name="Default" office:value-type="float" office:value="-1.11875735985464" calcext:value-type="float">
            <text:p>-1,11875735985464</text:p>
          </table:table-cell>
          <table:table-cell table:style-name="Default" office:value-type="float" office:value="0.0279784585051267" calcext:value-type="float">
            <text:p>0,027978458505127</text:p>
          </table:table-cell>
          <table:table-cell table:style-name="Default" office:value-type="float" office:value="-2.24616176412289" calcext:value-type="float">
            <text:p>-2,24616176412289</text:p>
          </table:table-cell>
        </table:table-row>
        <table:table-row table:style-name="ro1">
          <table:table-cell table:style-name="Default" office:value-type="string" calcext:value-type="string">
            <text:p>AdCh</text:p>
          </table:table-cell>
          <table:table-cell table:style-name="Default" office:value-type="string" calcext:value-type="string">
            <text:p>starts with right arm up and left arm down, right goes down</text:p>
          </table:table-cell>
          <table:table-cell table:style-name="Default" office:value-type="float" office:value="-1.14618559601738" calcext:value-type="float">
            <text:p>-1,14618559601738</text:p>
          </table:table-cell>
          <table:table-cell table:style-name="Default" office:value-type="float" office:value="0.0260191348168963" calcext:value-type="float">
            <text:p>0,026019134816896</text:p>
          </table:table-cell>
          <table:table-cell table:style-name="Default" office:value-type="float" office:value="-1.93709894520482" calcext:value-type="float">
            <text:p>-1,93709894520482</text:p>
          </table:table-cell>
        </table:table-row>
        <table:table-row table:style-name="ro1">
          <table:table-cell table:style-name="Default" office:value-type="string" calcext:value-type="string">
            <text:p>AdCh</text:p>
          </table:table-cell>
          <table:table-cell table:style-name="Default" office:value-type="string" calcext:value-type="string">
            <text:p>starts with left arm up, right arm down, left arm goes down</text:p>
          </table:table-cell>
          <table:table-cell table:style-name="Default" office:value-type="float" office:value="-1.14618559601738" calcext:value-type="float">
            <text:p>-1,14618559601738</text:p>
          </table:table-cell>
          <table:table-cell table:style-name="Default" office:value-type="float" office:value="-0.0260191348168963" calcext:value-type="float">
            <text:p>-0,026019134816896</text:p>
          </table:table-cell>
          <table:table-cell table:style-name="Default" office:value-type="float" office:value="1.93709894520482" calcext:value-type="float">
            <text:p>1,937098945204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7"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7P0"/>
    </number:currency-style>
    <number:currency-style style:name="N108P0" style:volatile="true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8">
      <style:text-properties fo:color="#ff0000"/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9"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10">
      <style:text-properties fo:color="#ff0000"/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16P0" style:volatile="true">
      <number:number number:decimal-places="0" loext:min-decimal-places="0" number:min-integer-digits="1" number:grouping="true"/>
      <number:text>    </number:text>
    </number:currency-style>
    <number:currency-style style:name="N116"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16P0"/>
    </number:currency-style>
    <number:currency-style style:name="N117P0" style:volatile="true">
      <number:number number:decimal-places="0" loext:min-decimal-places="0" number:min-integer-digits="1" number:grouping="true"/>
      <number:text>    </number:text>
    </number:currency-style>
    <number:currency-style style:name="N117">
      <style:text-properties fo:color="#ff0000"/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17P0"/>
    </number:currency-style>
    <number:currency-style style:name="N118P0" style:volatile="true">
      <number:number number:decimal-places="2" loext:min-decimal-places="2" number:min-integer-digits="1" number:grouping="true"/>
      <number:text>    </number:text>
    </number:currency-style>
    <number:currency-style style:name="N118"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18P0"/>
    </number:currency-style>
    <number:currency-style style:name="N119P0" style:volatile="true">
      <number:number number:decimal-places="2" loext:min-decimal-places="2" number:min-integer-digits="1" number:grouping="true"/>
      <number:text>    </number:text>
    </number:currency-style>
    <number:currency-style style:name="N119">
      <style:text-properties fo:color="#ff0000"/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19P0"/>
    </number:currency-style>
    <number:currency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20P2" style:volatile="true">
      <loext:text> </loext:text>
      <loext:fill-character> </loext:fill-character>
      <number:text>-    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  <number:currency-symbol/>
      <number:text> </number:text>
    </number:currency-style>
    <number:currency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</number:text>
      <number:currency-symbol/>
      <number:text> </number:text>
    </number:currency-style>
    <number:currency-style style:name="N121P2" style:volatile="true">
      <loext:text> </loext:text>
      <loext:fill-character> </loext:fill-character>
      <number:text>-  </number:text>
      <number:currency-symbol/>
      <number:text>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2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</number:text>
      <number:currency-symbol/>
      <number:text> </number:text>
    </number:currency-style>
    <number:currency-style style:name="N12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</number:text>
      <number:currency-symbol/>
      <number:text> </number:text>
    </number:currency-style>
    <number:currency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</number:text>
      <number:currency-symbol/>
      <number:text>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6T10:26:21.952789906</meta:creation-date>
    <dc:date>2023-02-16T10:31:57.158104425</dc:date>
    <meta:editing-duration>PT5M32S</meta:editing-duration>
    <meta:editing-cycles>6</meta:editing-cycles>
    <meta:generator>LibreOffice/6.4.7.2$Linux_X86_64 LibreOffice_project/40$Build-2</meta:generator>
    <meta:document-statistic meta:table-count="1" meta:cell-count="425" meta:object-count="0"/>
  </office:meta>
</office:document-meta>
</file>